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626cm" fo:min-width="0.5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80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cm" fo:min-width="1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3.5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9.9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9.4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0.1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4.65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style:font-name="メイリオ" fo:font-size="13pt" style:font-name-asian="メイリオ1" style:font-size-asian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メイリオ" fo:font-size="13pt" style:font-name-asian="メイリオ1" style:font-size-asian="13pt"/>
    </style:style>
    <style:style style:name="P4" style:family="paragraph">
      <style:paragraph-properties fo:text-align="center" style:writing-mode="lr-tb"/>
      <style:text-properties style:font-name="メイリオ" fo:font-size="13pt" style:font-name-asian="メイリオ1" style:font-size-asian="13pt"/>
    </style:style>
    <style:style style:name="P5" style:family="paragraph">
      <loext:graphic-properties draw:fill-color="#b4c7dc"/>
      <style:paragraph-properties fo:text-align="center" style:writing-mode="lr-tb"/>
      <style:text-properties style:font-name="メイリオ" fo:font-size="13pt" style:font-name-asian="メイリオ1" style:font-size-asian="13pt"/>
    </style:style>
    <style:style style:name="T1" style:family="text">
      <style:text-properties style:font-name="メイリオ" fo:font-size="13pt" style:font-name-asian="メイリオ1" style:font-size-asian="13pt"/>
    </style:style>
    <style:style style:name="T2" style:family="text">
      <style:text-properties fo:color="#c9211e" loext:opacity="100%" style:font-name="Consolas1" fo:font-size="13pt" style:font-name-asian="メイリオ1" style:font-size-asian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メイリオ" fo:font-size="13pt" fo:font-style="normal" fo:text-shadow="none" style:text-underline-style="none" fo:font-weight="normal" style:letter-kerning="true" style:font-name-asian="メイリオ1" style:font-size-asian="13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25cm" svg:height="1.75cm" draw:transform="rotate (-1.5707963267949) translate (15cm 1.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309cm" svg:height="0.937cm" svg:x="15cm" svg:y="1.663cm">
          <draw:text-box>
            <text:p text:style-name="P2"><text:span text:style-name="T1">URL </text:span><text:span text:style-name="T2">str</text:span></text:p>
          </draw:text-box>
        </draw:frame>
        <draw:custom-shape draw:style-name="gr3" draw:text-style-name="P5" draw:layer="layout" svg:width="11.75cm" svg:height="1.25cm" svg:x="8.25cm" svg:y="3cm">
          <text:p text:style-name="P4"><text:span text:style-name="T1">ページの取得（</text:span><text:span text:style-name="T1">requests; get_page.py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1.75cm" svg:height="1.25cm" svg:x="8.25cm" svg:y="6cm">
          <text:p text:style-name="P4"><text:span text:style-name="T1">テキストの抽出（</text:span><text:span text:style-name="T1">bs4; extract_texts.py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5cm" svg:height="1.25cm" svg:x="8.25cm" svg:y="12cm">
          <text:p text:style-name="P4"><text:span text:style-name="T1">頻度のカウント（</text:span><text:span text:style-name="T1">calc_probs.py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5cm" svg:height="1.25cm" svg:x="8.25cm" svg:y="15cm">
          <text:p text:style-name="P4"><text:span text:style-name="T1">WordCloud</text:span><text:span text:style-name="T1">の生成（</text:span><text:span text:style-name="T1">wordcloud; generate_wc.py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5cm" svg:height="1.25cm" svg:x="8.25cm" svg:y="9cm">
          <text:p text:style-name="P4"><text:span text:style-name="T1">単語への分解（</text:span><text:span text:style-name="T1">janome; tokenize_texts.py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75cm" draw:transform="rotate (-1.5707963267949) translate (15cm 4.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4.045cm" svg:height="0.937cm" svg:x="15cm" svg:y="4.6cm">
          <draw:text-box>
            <text:p text:style-name="P2"><text:span text:style-name="T1">HTML</text:span><text:span text:style-name="T1">データ </text:span><text:span text:style-name="T2">str</text:span></text:p>
          </draw:text-box>
        </draw:frame>
        <draw:custom-shape draw:style-name="gr1" draw:text-style-name="P1" draw:layer="layout" svg:width="1.25cm" svg:height="1.75cm" draw:transform="rotate (-1.5707963267949) translate (15cm 7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0.434cm" svg:height="0.937cm" svg:x="15cm" svg:y="7.563cm">
          <draw:text-box>
            <text:p text:style-name="P2"><text:span text:style-name="T1">テキスト（文）のリスト </text:span><text:span text:style-name="T2">[text0, text1, ...]</text:span></text:p>
          </draw:text-box>
        </draw:frame>
        <draw:custom-shape draw:style-name="gr1" draw:text-style-name="P1" draw:layer="layout" svg:width="1.25cm" svg:height="1.75cm" draw:transform="rotate (-1.5707963267949) translate (15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9.977cm" svg:height="0.937cm" svg:x="15cm" svg:y="10.563cm">
          <draw:text-box>
            <text:p text:style-name="P2"><text:span text:style-name="T3">単語（</text:span><text:span text:style-name="T1">名詞）のリスト </text:span><text:span text:style-name="T2">[word0, word1, ...]</text:span></text:p>
          </draw:text-box>
        </draw:frame>
        <draw:custom-shape draw:style-name="gr1" draw:text-style-name="P1" draw:layer="layout" svg:width="1.25cm" svg:height="1.75cm" draw:transform="rotate (-1.5707963267949) translate (15cm 13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0.603cm" svg:height="0.937cm" svg:x="15.109cm" svg:y="13.563cm">
          <draw:text-box>
            <text:p text:style-name="P2"><text:span text:style-name="T1">単語頻度の辞書 </text:span><text:span text:style-name="T2">{word0: p0, word1: p1, ...}</text:span></text:p>
          </draw:text-box>
        </draw:frame>
        <draw:custom-shape draw:style-name="gr1" draw:text-style-name="P1" draw:layer="layout" svg:width="1.25cm" svg:height="1.75cm" draw:transform="rotate (-1.5707963267949) translate (15cm 16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5.15cm" svg:height="0.937cm" svg:x="15cm" svg:y="16.563cm">
          <draw:text-box>
            <text:p text:style-name="P2"><text:span text:style-name="T1">画像ファイル </text:span><text:span text:style-name="T2">img.p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3T21:17:12.219000000</dc:date>
    <meta:editing-duration>PT6H19M15S</meta:editing-duration>
    <meta:editing-cycles>11</meta:editing-cycles>
    <meta:generator>LibreOffice/7.2.7.2$Windows_X86_64 LibreOffice_project/8d71d29d553c0f7dcbfa38fbfda25ee34cce99a2</meta:generator>
    <meta:document-statistic meta:object-count="17"/>
  </office:meta>
</office:document-meta>
</file>